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text-properties style:font-name="Times New Roman" fo:font-size="12pt" officeooo:paragraph-rsid="00133f51" style:font-size-asian="12pt" style:font-size-complex="12pt"/>
    </style:style>
    <style:style style:name="P2" style:family="paragraph" style:parent-style-name="Text_20_body">
      <style:paragraph-properties fo:line-height="200%" fo:text-align="center" style:justify-single-word="false"/>
      <style:text-properties style:font-name="Times New Roman" fo:font-size="12pt" fo:font-weight="bold" officeooo:paragraph-rsid="00133f51" style:font-size-asian="12pt" style:font-weight-asian="bold" style:font-size-complex="12pt" style:font-weight-complex="bold"/>
    </style:style>
    <style:style style:name="T1" style:family="text">
      <style:text-properties style:font-name="sans-serif" fo:font-size="13.5pt"/>
    </style:style>
    <style:style style:name="T2" style:family="text">
      <style:text-properties style:font-name="sans-serif" fo:font-size="15pt"/>
    </style:style>
    <style:style style:name="T3" style:family="text">
      <style:text-properties fo:font-size="15pt"/>
    </style:style>
    <style:style style:name="T4" style:family="text">
      <style:text-properties officeooo:rsid="00133f51"/>
    </style:style>
    <style:style style:name="T5" style:family="text">
      <style:text-properties officeooo:rsid="00146585"/>
    </style:style>
    <style:style style:name="T6" style:family="text">
      <style:text-properties officeooo:rsid="0019210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hn Winthrop’s “City upon a Hill,” 1630</text:p>
      <text:p text:style-name="P1"><text:tab/>Now the only way to avo<text:span text:style-name="T4">i</text:span>d this <text:span text:style-name="T4">shipwreck</text:span>, and to provide for our posterity, is to <text:span text:style-name="T4">follow</text:span> the <text:span text:style-name="T4">counsel</text:span> of Micah, to doe justly, to love mercy, to walk humbly with our God. For this end, wee must be <text:span text:style-name="T6">knit</text:span> together, in this <text:span text:style-name="T4">work</text:span>, as one man. Wee must <text:span text:style-name="T4">entertain</text:span> each other in brotherly affection. Wee must be willing to abridge ourselves of our <text:span text:style-name="T4">superfluity</text:span>, for the supply of other’s necessities. Wee must uphold a familiar commerce together in all <text:span text:style-name="T4">meekness</text:span>, <text:span text:style-name="T4">gentleness</text:span>, patience and liberality. Wee must delight in <text:span text:style-name="T4">each</text:span> other; make other’s conditions our <text:span text:style-name="T4">one</text:span>; rejoice together, <text:span text:style-name="T4">mourn</text:span> together, <text:span text:style-name="T4">labor</text:span> and suffer together, <text:span text:style-name="T4">always</text:span> <text:span text:style-name="T4">haunting</text:span> before our eyes our commission and community in the <text:span text:style-name="T4">work</text:span>, as members of the same body. <text:span text:style-name="T4">So</text:span> shall wee <text:span text:style-name="T4">keep</text:span> the <text:span text:style-name="T4">unite</text:span> of the spirit in the bond of peace. The Lord will be our God, and delight to dwell among us, as his <text:span text:style-name="T4">one</text:span> people, and will command a blessing upon us in all our <text:span text:style-name="T4">ways.</text:span> So that wee shall see much more of his <text:span text:style-name="T4">wisdom</text:span>, power, goodness and <text:span text:style-name="T4">truth</text:span>, than formerly wee have been acquainted with. Wee shall <text:span text:style-name="T5">find</text:span> that the God of <text:span text:style-name="T4">Israel</text:span> is among us, when ten of us shall be able to resist a thousand of our enemies; when <text:span text:style-name="T4">he</text:span> shall make us a <text:span text:style-name="T4">praise</text:span> and glory that men shall say of succeeding plantations, “the Lord make it like that of New England.” For wee must consider that wee shall be as a city upon a hill. The e<text:span text:style-name="T4">y</text:span>es of all people are upon us. So that if wee shall deal falsely with our God in this work wee have undertaken, and so cause him to withdraw his present help from us, wee shall be made a story and a by-word through the world. Wee shall open the mouths of enemies to <text:span text:style-name="T5">speak</text:span> <text:span text:style-name="T5">evil</text:span> of the ways of God, and all professors for God’s sake. Wee shall shame the faces of many of God’s worthy servants, and cause <text:span text:style-name="T4">their</text:span> prayers to be turned into curses upon us till wee be consumed out of the good land whither wee are a <text:span text:style-name="T4">going. I</text:span> shall shut up this discourse with that exhortation of Moses, that <text:span text:style-name="T4">faithful</text:span> servant of the Lord, in his last farewell to Israel, Deut. 30. Beloved there is now sett before us life and good, Death and <text:span text:style-name="T4">evil</text:span>, in that wee are commanded this day to love the Lord our God, and to love one another, to <text:span text:style-name="T4">walk</text:span> in his <text:span text:style-name="T4">ways</text:span> and to <text:span text:style-name="T4">keep</text:span> his <text:span text:style-name="T4">Commandments</text:span> and his Ordinance and his <text:span text:style-name="T4">laws</text:span>, and the articles of our Covenant with him, that wee may live and be multiplied, and that <text:soft-page-break/>the Lord our God may <text:span text:style-name="T4">bless</text:span> us in the land whither we <text:span text:style-name="T4">go</text:span> to <text:span text:style-name="T4">possess</text:span> it. But if our <text:span text:style-name="T4">hearts</text:span> shall <text:span text:style-name="T4">turn</text:span> away, <text:span text:style-name="T4">so</text:span> that wee will not obey, but shall be seduced, and <text:span text:style-name="T4">worship</text:span> and serve other Gods, our pleasure and <text:span text:style-name="T4">profit</text:span> ts, and serve them; it is propounded unto us this day, wee shall surely <text:span text:style-name="T4">perish</text:span> out of the good land whither wee passe over this vast sea to <text:span text:style-name="T4">possess</text:span> it; Therefore let us choose life that wee, and our <text:span text:style-name="T4">seed</text:span> may live, by <text:span text:style-name="T4">obeying</text:span> <text:span text:style-name="T4">his</text:span> <text:span text:style-name="T4">voice</text:span> and <text:span text:style-name="T4">cleaving</text:span> to Him, for <text:span text:style-name="T4">he</text:span> is our life and our prospe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04:53.169000000</meta:creation-date>
    <dc:date>2021-02-01T19:11:25.240000000</dc:date>
    <meta:editing-duration>PT6M30S</meta:editing-duration>
    <meta:editing-cycles>5</meta:editing-cycles>
    <meta:generator>LibreOffice/6.0.4.2$Windows_X86_64 LibreOffice_project/9b0d9b32d5dcda91d2f1a96dc04c645c450872bf</meta:generator>
    <meta:document-statistic meta:table-count="0" meta:image-count="0" meta:object-count="0" meta:page-count="2" meta:paragraph-count="2" meta:word-count="549" meta:character-count="2875" meta:non-whitespace-character-count="2327"/>
  </office:meta>
</office:document-meta>
</file>